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opened@opened-ThinkPad-T470s-W10DG:~$ touch JeuDeLaVie.java</text:p>
      <text:p text:style-name="Standard">opened@opened-ThinkPad-T470s-W10DG:~$ cat JeuDeLaVie.java</text:p>
      <text:p text:style-name="Standard">opened@opened-ThinkPad-T470s-W10DG:~$ javac JeuDeLaVie.java</text:p>
      <text:p text:style-name="Standard">opened@opened-ThinkPad-T470s-W10DG:~$ java JeuDeLaVie</text:p>
      <text:p text:style-name="Standard">État actuel de la grille:</text:p>
      <text:p text:style-name="Standard">■ ■ ■ ■ □ </text:p>
      <text:p text:style-name="Standard">□ □ ■ □ □ </text:p>
      <text:p text:style-name="Standard">■ □ □ ■ □ </text:p>
      <text:p text:style-name="Standard">■ □ □ ■ □ </text:p>
      <text:p text:style-name="Standard">□ ■ ■ □ ■ </text:p>
      <text:p text:style-name="Standard"/>
      <text:p text:style-name="Standard">Génération 1</text:p>
      <text:p text:style-name="Standard">État actuel de la grille:</text:p>
      <text:p text:style-name="Standard">□ ■ ■ ■ □ </text:p>
      <text:p text:style-name="Standard">■ □ □ □ □ </text:p>
      <text:p text:style-name="Standard">□ ■ ■ ■ □ </text:p>
      <text:p text:style-name="Standard">■ □ □ ■ ■ </text:p>
      <text:p text:style-name="Standard">□ ■ ■ ■ □ </text:p>
      <text:p text:style-name="Standard"/>
      <text:p text:style-name="Standard">Génération 2</text:p>
      <text:p text:style-name="Standard">État actuel de la grille:</text:p>
      <text:p text:style-name="Standard">□ ■ ■ □ □ </text:p>
      <text:p text:style-name="Standard">■ □ □ □ □ </text:p>
      <text:p text:style-name="Standard">■ ■ ■ ■ ■ </text:p>
      <text:p text:style-name="Standard">■ □ □ □ ■ </text:p>
      <text:p text:style-name="Standard">□ ■ ■ ■ ■ </text:p>
      <text:p text:style-name="Standard"/>
      <text:p text:style-name="Standard">Génération 3</text:p>
      <text:p text:style-name="Standard">État actuel de la grille:</text:p>
      <text:p text:style-name="Standard">□ ■ □ □ □ </text:p>
      <text:p text:style-name="Standard">■ □ □ □ □ </text:p>
      <text:p text:style-name="Standard">■ □ ■ ■ ■ </text:p>
      <text:p text:style-name="Standard">■ □ □ □ □ </text:p>
      <text:p text:style-name="Standard">□ ■ ■ ■ ■ </text:p>
      <text:p text:style-name="Standard"/>
      <text:p text:style-name="Standard">Génération 4</text:p>
      <text:p text:style-name="Standard">État actuel de la grille:</text:p>
      <text:p text:style-name="Standard">□ □ □ □ □ </text:p>
      <text:p text:style-name="Standard">■ □ ■ ■ □ </text:p>
      <text:p text:style-name="Standard">■ □ □ ■ □ </text:p>
      <text:p text:style-name="Standard">■ □ □ □ □ </text:p>
      <text:p text:style-name="Standard">□ ■ ■ ■ □ </text:p>
      <text:p text:style-name="Standard"/>
      <text:p text:style-name="Standard">Génération 5</text:p>
      <text:p text:style-name="Standard">État actuel de la grille:</text:p>
      <text:p text:style-name="Standard">□ □ □ □ □ </text:p>
      <text:p text:style-name="Standard">□ ■ ■ ■ □ </text:p>
      <text:p text:style-name="Standard">■ □ ■ ■ □ </text:p>
      <text:p text:style-name="Standard">■ □ □ ■ □ </text:p>
      <text:p text:style-name="Standard">□ ■ ■ □ □ </text:p>
      <text:p text:style-name="Standard"/>
      <text:p text:style-name="Standard"><text:soft-page-break/>Génération 6</text:p>
      <text:p text:style-name="Standard">État actuel de la grille:</text:p>
      <text:p text:style-name="Standard">□ □ ■ □ □ </text:p>
      <text:p text:style-name="Standard">□ ■ □ ■ □ </text:p>
      <text:p text:style-name="Standard">■ □ □ □ ■ </text:p>
      <text:p text:style-name="Standard">■ □ □ ■ □ </text:p>
      <text:p text:style-name="Standard">□ ■ ■ □ □ </text:p>
      <text:p text:style-name="Standard"/>
      <text:p text:style-name="Standard">Génération 7</text:p>
      <text:p text:style-name="Standard">État actuel de la grille:</text:p>
      <text:p text:style-name="Standard">□ □ ■ □ □ </text:p>
      <text:p text:style-name="Standard">□ ■ ■ ■ □ </text:p>
      <text:p text:style-name="Standard">■ ■ ■ ■ ■ </text:p>
      <text:p text:style-name="Standard">■ □ ■ ■ □ </text:p>
      <text:p text:style-name="Standard">□ ■ ■ □ □ </text:p>
      <text:p text:style-name="Standard"/>
      <text:p text:style-name="Standard">Génération 8</text:p>
      <text:p text:style-name="Standard">État actuel de la grille:</text:p>
      <text:p text:style-name="Standard">□ ■ ■ ■ □ </text:p>
      <text:p text:style-name="Standard">■ □ □ □ ■ </text:p>
      <text:p text:style-name="Standard">■ □ □ □ ■ </text:p>
      <text:p text:style-name="Standard">■ □ □ □ ■ </text:p>
      <text:p text:style-name="Standard">□ ■ ■ ■ □ </text:p>
      <text:p text:style-name="Standard"/>
      <text:p text:style-name="Standard">Génération 9</text:p>
      <text:p text:style-name="Standard">État actuel de la grille:</text:p>
      <text:p text:style-name="Standard">□ ■ ■ ■ □ </text:p>
      <text:p text:style-name="Standard">■ □ ■ □ ■ </text:p>
      <text:p text:style-name="Standard">■ ■ □ ■ ■ </text:p>
      <text:p text:style-name="Standard">■ □ ■ □ ■ </text:p>
      <text:p text:style-name="Standard">□ ■ ■ ■ □ </text:p>
      <text:p text:style-name="Standard"/>
      <text:p text:style-name="Standard">Génération 10</text:p>
      <text:p text:style-name="Standard">État actuel de la grille:</text:p>
      <text:p text:style-name="Standard">□ ■ ■ ■ □ </text:p>
      <text:p text:style-name="Standard">■ □ □ □ ■ </text:p>
      <text:p text:style-name="Standard">■ □ □ □ ■ </text:p>
      <text:p text:style-name="Standard">■ □ □ □ ■ </text:p>
      <text:p text:style-name="Standard">□ ■ ■ ■ □ </text:p>
      <text:p text:style-name="Standard"/>
      <text:p text:style-name="Standard">https://github.com/leroy1d/-jeu-de-la-vie/invita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6:26:20.078615517</meta:creation-date>
    <dc:date>2025-08-28T18:25:48.713887229</dc:date>
    <meta:editing-duration>PT59M8S</meta:editing-duration>
    <meta:editing-cycles>1</meta:editing-cycles>
    <meta:document-statistic meta:table-count="0" meta:image-count="0" meta:object-count="0" meta:page-count="2" meta:paragraph-count="81" meta:word-count="363" meta:character-count="1227" meta:non-whitespace-character-count="890"/>
    <meta:generator>LibreOffice/7.3.7.2$Linux_X86_64 LibreOffice_project/30$Build-2</meta:generator>
  </office:meta>
</office:document-meta>
</file>